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626262"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626262"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P5 - HEY, GET THE FUCK OUT OF MY... OH. IT'S YOU AGAIN.</text:p>
      <text:p text:style-name="P1">SORRY, FOR A SECOND I THOUGHT ERIDAN'S AWFUL ANCESTOR FOUND HIS WAY IN HERE.</text:p>
      <text:p text:style-name="P1">I DIDN'T EVEN KNOW IT WAS POSSIBLE TO BE MORE OF A SHITBAG THAN THAT GUY, BUT SOMEHOW AMPORA TEEN-SENIOR PULLS IT OFF?</text:p>
      <text:p text:style-name="P1">I WOULDN'T HAVE BELIEVED IT IF I DIDN'T ABSORB IT WITH MY OWN AGGRAVATION SPONGE. JUST INCREDIBLE.</text:p>
      <text:p text:style-name="P1">I KNOW!!!</text:p>
      <text:p text:style-name="P1">HOW IS IT EVEN POSSIBLE FOR A GROUP OF PEOPLE TO SUCK SO MUCH, WHEN THEY'RE PRESUMABLY ALMOST GENETICALLY IDENTICAL TO A BUNCH OF PEOPLE I LIKE?</text:p>
      <text:p text:style-name="P1">MAYBE IT'S THE AGE DIFFERENCE? OR THE FACT THAT THEY ALL GREW UP ON A PLANET FOR LAME PANSIES WHO ARE CIVICALLY OBLIGATED TO WET THEMSELVES DAILY.</text:p>
      <text:p text:style-name="P1">I HAVE TO ADMIT, MEETING ALL OUR ANCESTORS LIKE THIS HAS BEEN KIND OF OVERWHELMING.</text:p>
      <text:p text:style-name="P1">I KIND OF HAD TO GET AWAY FROM EVERYONE AND BE ALONE FOR A WHILE. HOPEFULLY I'LL JUST FUCKING WAKE UP SOON.</text:p>
      <text:p text:style-name="P1">UH</text:p>
      <text:p text:style-name="P1">NO, THAT'S OK.</text:p>
      <text:p text:style-name="P1">YOU'RE ACTUALLY FINE, MOSTLY. I JUST COULDN'T TAKE ANOTHER ENCOUNTER WITH RED SWEATER GUY.</text:p>
      <text:p text:style-name="P1">HE'S LEFT MY HEAD SPINNING, AND NOT JUST BECAUSE HE NEVER SHUTS THE FUCK UP.</text:p>
      <text:p text:style-name="P1">FOR A LONG TIME, I DIDN'T EVEN BELIEVE WE HAD ANCESTORS. I THOUGHT EVEN THE CONCEPT OF ANCESTORS WAS JUST SUPERSTITIOUS, EGO-STROKING ARISTOCRATIC BULLSHIT.</text:p>
      <text:p text:style-name="P1">BUT NOT ONLY DOES IT TURN OUT YOU'RE ALL REAL, BUT APPARENTLY YOU HAD THIS WHOLE DIFFERENT CULTURE IN AN ALTERNATE UNIVERSE BEFORE US? SORRY, THAT'S A LOT TO TAKE IN.</text:p>
      <text:p text:style-name="P1">WAIT...</text:p>
      <text:p text:style-name="P1">OH, NO. NO, FUCK ME. HOLY FUCK.</text:p>
      <text:p text:style-name="P1">"BEFORE US?" GOD DAMMIT. I *JUST* GOT THAT.</text:p>
      <text:p text:style-name="P1"><text:soft-page-break/>SEE? THAT'S WHAT I'M TALKING ABOUT. MEETING YOU GUYS HAS MADE ME HAVE LITTLE INFURIATING REVELATIONS LIKE THAT ALMOST CONSTANTLY.</text:p>
      <text:p text:style-name="P1">LIKE, NOW IT CASTS THE NAME OF MY OWN PLANET IN A WHOLE NEW STUPID LIGHT. ALTERNIA? AS IN, ALTERNATE? ALTERNATE TO WHAT. TURNS OUT IT IS THE *ALTERNATIVE* TO A PLANET CALLED BEFORUS! THE PLANET WHICH CAME *BEFOOOORE* US. HAHAHA! GET IT?</text:p>
      <text:p text:style-name="P1">WHATEVER JOKERS NAMED THESE PLANETS WERE COMPLETE FUCKING MORONS.</text:p>
      <text:p text:style-name="P1">HEY, DON'T LET ANYONE KID YOU. ALTERNIA WAS FUCKING GREAT.</text:p>
      <text:p text:style-name="P1">I DON'T EVEN CARE THAT MY BLOOD MADE ME A PARIAH. IT WAS WORTH TO IT LIVE ON SUCH A BADASS PLANET.</text:p>
      <text:p text:style-name="P1">SOME PEOPLE LIKED TO TALK SHIT ABOUT THE EMPRESS. AND IT'S TRUE, SHE PROBABLY WOULD HAVE CULLED THE SHIT OUT OF ME ON SIGHT. BUT YOU KNOW WHAT? I ALWAYS RESPECTED HER AS A STRONG LEADER.</text:p>
      <text:p text:style-name="P1">SHE KNEW HOW TO GET SHIT DONE AND DIDN'T PUT UP WITH DISSENSION FROM WORTHLESS IDIOTS. AND ALL SHE DID WAS, YOU KNOW... TAKE OVER THE ENTIRE FUCKING GALAXY. NOT TOO SHABBY.</text:p>
      <text:p text:style-name="P1">I USED TO HAVE THIS KIND OF EMBARRASSING FANTASY THAT I WOULD GROW UP ONE DAY AND BECOME A THRESHECUTIONER. DO YOU KNOW WHAT THAT IS?</text:p>
      <text:p text:style-name="P1">THEY WERE LIKE THE DEADLIEST SQUAD OF INTERSTELLAR FIGHTERS UNDER THE COMMAND OF THE EMPRESS. THEY HELPED CONQUER MORE PLANETS THAN ANY OTHER IMPERIAL FORCE. BUT IT WOULD HAVE BEEN IMPOSSIBLE FOR ME TO MAKE THE CUT, BECAUSE OF MY BLOOD. SO I USED TO THINK OF ALL THESE ELABORATE SCENARIOS TO HIDE MY BLOOD COLOR. OR IN THE MORE RIDICULOUS FANTASIES, MAYBE I COULD EVEN PROVE MY WORTH AS A SOLDIER? LIKE JUST BE SO AWESOME WITH A SICKLE, THEY WOULD JUST HAVE TO MAKE AN EXCEPTION. MAYBE EVEN BE LIKE A FOLK HERO AND RISE THROUGH THE RANKS TO BECOME THE LEADER. HAHA.</text:p>
      <text:p text:style-name="P1">THOSE WERE OBVIOUSLY JUST SOME CHILDISH DAY DREAMS. I'VE LEARNED A LOT ABOUT WHAT BEING A LEADER REALLY MEANS SINCE THEN. MAINLY THAT IT'S A LOT HARDER THAN EVERYONE THINKS.</text:p>
      <text:p text:style-name="P1">SO I GUESS I LEARNED TO RESPECT WHO YOU TURNED OUT TO BE ON MY WORLD EVEN MORE THAN I DID ALREADY, BECAUSE OF THAT. </text:p>
      <text:p text:style-name="P1">OH YEAH. HOW IS THAT GOING?</text:p>
      <text:p text:style-name="P1">HOW MANY RECRUITS DO YOU HAVE?</text:p>
      <text:p text:style-name="P1">OH. STILL ZERO, HUH? YEAH, THAT SOUNDS ABOUT RIGHT. SERIOUSLY, <text:soft-page-break/>FUCK LEADERSHIP.</text:p>
      <text:p text:style-name="P1">WELL LOOK, HOW ABOUT THIS. LATER ON, WHEN I'M AWAKE OBVIOUSLY, MAYBE OUR METEOR WILL HIT A RENDEZVOUS POINT WITH YOU AGAIN.</text:p>
      <text:p text:style-name="P1">IF BY THEN, YOU'RE STILL LOOKING FOR RECRUITS, I'LL LIKE... HOP OFF THE METEOR OR SOMETHING. AND JOIN YOUR ARMY.</text:p>
      <text:p text:style-name="P1">THEN WE, I MEAN YOU AND ME AND WHATEVER OTHER IDIOTS YOU'VE ROUNDED UP, CAN ALL GO FIGHT THE INVINCIBLE DEMON.</text:p>
      <text:p text:style-name="P1">I DON'T KNOW WHY EVERY TIME I TURN AROUND, I'M UP AGAINST AN INVINCIBLE DEMON OF ONE SORT OR ANOTHER. I GUESS THAT'S JUST THE IMPOSSIBLE KIND OF THING PARADOX SPACE WANTS ME TO DO TO PROVE I'M NOT SOME HORRIBLE MISTAKE OF NATURE. ANYWAY, DOES THAT SOUND GOOD?</text:p>
      <text:p text:style-name="P1">OH, BUT ON ONE CONDITION. AS THE NEW EMPRESS, YOU HAVE TO APPOINT ME AS GRAND THRESHECUTIONER OF YOUR ARMY. DO WE HAVE A DEAL?</text:p>
      <text:p text:style-name="P1">GOOD. OK, THAT'S SETTLED.</text:p>
      <text:p text:style-name="P1">NOW I'M GOING TO GO FOR A WALK, DO SOME MORE THINKING. ALONE. OK?</text:p>
      <text:p text:style-name="P1">JUST UH... MAKE YOURSELF AT HOME HERE... IN THIS STRANGE MEMORY PROJECTION OF MY ROOM. I'D TELL YOU NOT TO RIFLE THROUGH MY SHIT, BUT NONE OF IT IS EVEN REAL. SO GO NUTS. WHATEVER.</text:p>
      <text:p text:style-name="P1">I'M LEAVING.</text:p>
      <text:p text:style-name="P1">MP6 - LIKE I SAID, MAKE YOURSELF AT HOME.</text:p>
      <text:p text:style-name="P1">FEEL FREE TO HANG OUT WITH MY LUSUS THERE. THOUGH I SHOULD WARN YOU, HE'S NEVER MET ANOTHER KID HE DIDN'T MAKE AT LEAST SOME VAGUE ATTEMPT TO EAT.</text:p>
      <text:p text:style-name="P1">_</text:p>
      <text:p text:style-name="P1">TP20 - TEREZI, WHAT ARE YOU DOING HERE? I DIDN'T KNOW YOU WERE ASLEEP.</text:p>
      <text:p text:style-name="P1">WHY ARE YOU HERE ALL ALONE IN THE WOODS? OR THE PRETEND WOODS, I GUESS.</text:p>
      <text:p text:style-name="P1">AND WHY DO YOU HAVE YOUR DRAGON COSPLAY PULLED DOWN LIKE THAT? IS SOMETHING THE MATTER?</text:p>
      <text:p text:style-name="P1">YOU DON'T SOUND FINE. DON'T BULLSHIT ME LIKE THAT, I KNOW WHEN SOMETHING'S UP WITH YOU.</text:p>
      <text:p text:style-name="P1"><text:soft-page-break/>OK, I GET IT IF YOU WANT SOME ALONE TIME. I MEAN, I ACTUALLY JUST GOT DONE SULKING THE FUCK OUT MYSELF JUST NOW.</text:p>
      <text:p text:style-name="P1">BUT IT REALLY HELPS TO TALK TO SOMEBODY. YOU CAN TALK TO ME ABOUT STUFF, YOU KNOW THAT RIGHT?</text:p>
      <text:p text:style-name="P1">IS IT DAVE? DID HE DO SOMETHING DOUCHEY AGAIN?</text:p>
      <text:p text:style-name="P1">DID HE BREAK UP WITH YOU? HE BROKE UP WITH YOU, DIDN'T HE. I KNEW IT, I COULD JUST SEE THE WRITING ON THE WA...</text:p>
      <text:p text:style-name="P1">OK THEN WHAT</text:p>
      <text:p text:style-name="P1">YEAH? WHAT ABOUT HER.</text:p>
      <text:p text:style-name="P1">HUH?</text:p>
      <text:p text:style-name="P1">WELL, LET'S SEE. SHE RIDES A FUCKING SKATEBOARD. AND THAT'S IT. PRETTY MUCH END OF THE EXPLANATION.</text:p>
      <text:p text:style-name="P1">OH COME ON</text:p>
      <text:p text:style-name="P1">DON'T TELL ME THIS IS GOING TO BE A THING WITH YOU NOW.</text:p>
      <text:p text:style-name="P1">A SELF ESTEEM THING.</text:p>
      <text:p text:style-name="P1">YOU REALLY SHOULDN'T BE LIKE THAT, IT'S JUST SO UNWARRANTED.</text:p>
      <text:p text:style-name="P1">TEREZI, I CAN'T STRESS THIS ENOUGH. YOU ARE *NOT* IN ANYONE'S SHADOW.</text:p>
      <text:p text:style-name="P1">LET ME TELL YOU SOMETHING ABOUT OUR ANCESTORS.</text:p>
      <text:p text:style-name="P1">THEY'RE ALL ASSHOLES!!!</text:p>
      <text:p text:style-name="P1">NO, SHE IS. TRUST ME.</text:p>
      <text:p text:style-name="P1">THEY ALL ARE. AT LEAST THE VAST MAJORITY.</text:p>
      <text:p text:style-name="P1">THEY PRACTICALLY AREN'T EVEN PEOPLE. THEY'RE WALKING, TALKING, LIKE...</text:p>
      <text:p text:style-name="P1">I DON'T KNOW HOW TO PUT IT. ALMOST LIKE LIVING PARODIES OF HORRIBLE, CLICHED BEHAVIOR PATTERNS.</text:p>
      <text:p text:style-name="P1">YES.</text:p>
      <text:p text:style-name="P1">BUT IT'S MORE THAN JUST THAT. TAKE MY ANCESTOR FOR EXAMPLE.</text:p>
      <text:p text:style-name="P1">TOTAL ASSHOLE! PROBABLY THE WORST ASSHOLE THERE IS.</text:p>
      <text:p text:style-name="P1">YOU WOULDN'T KNOW IT RIGHT AWAY BECAUSE I GUESS HE DOESN'T YELL <text:soft-page-break/>AT PEOPLE LIKE ME? BUT THAT PROBABLY MAKES IT WORSE.</text:p>
      <text:p text:style-name="P1">HE JUST GOES ON AND ON ABOUT THE MOST SANCTIMONIOUS, INCOMPREHENSIBLE GARBAGE YOU EVER HEARD. HE THINKS HE'S BETTER THAN EVERYONE BUT THEN DRESSES IT UP IN THIS BOGUS HYPER-ACADEMIC HUMILITY. HE TRIES TO DEFEND PEOPLE WITH "PROBLEMS" BUT JUST WINDS UP INSULTING THOSE PEOPLE IN BACKHANDED WAYS. HE LECTURES PEOPLE ENDLESSLY, AND WHENEVER HE RISES TO THE "DEFENSE" OF HIS FRIENDS HE USUALLY ENDS UP GIVING THEM A BIG FUCK YOU BY BEING IMPLICITLY JUDGMENTAL.</text:p>
      <text:p text:style-name="P1">I COULD REALLY GO ON FOREVER ABOUT HIM, BUT I WON'T, BECAUSE THEN I'D BE STOOPING TO HIS LEVEL.</text:p>
      <text:p text:style-name="P1">AND YOUR ANCESTOR? YEAH, SHE'S "FUN" I GUESS. BUT TALK ABOUT A PHONY.</text:p>
      <text:p text:style-name="P1">OH AND I DON'T GIVE A *FUCK* WHAT ANYONE SAYS, LOSING YOUR SENSE OF SMELL IS NOT A REAL DISABILITY!!!</text:p>
      <text:p text:style-name="P1">HER RAD GIRL THING IS SUCH AN OBVIOUS ACT. SHE'S CLEARLY WORKED FOR SWEEPS ON PERFECTING IT, AND QUITE APPARENTLY REVELS IN THE ATTENTION IT GETS HER.</text:p>
      <text:p text:style-name="P1">BUT THE FACT THAT SHE WORKS SO HARD ON IT IS EXACTLY WHY YOU DON'T HAVE ANYTHING TO WORRY ABOUT.</text:p>
      <text:p text:style-name="P1">YOU DON'T EVEN NEED TO TRY TO BE THE GOOD PERSON YOU ALREADY ARE.</text:p>
      <text:p text:style-name="P1">SEE, YOU ALREADY KNOW HOW TO HAVE FUN AND BE LIKABLE BY JUST BEING YOURSELF. IT DOESN'T NEED TO BE PART OF SOME OVER THE TOP SCHTICK TO IMPRESS PEOPLE. WHEN SHE DOES THE RAD GIRL THING IT'S LIKE A DISGUISE, PROBABLY COVERING UP SOME PART OF HERSELF SHE'S UNHAPPY WITH. BUT WHEN YOU WITHDRAW AND COVER YOURSELF UP LIKE THAT, YOU'RE ACTUALLY JUST PREVENTING PEOPLE FROM SEEING SOMEONE WHO'S ALREADY BEAUTIFUL.</text:p>
      <text:p text:style-name="P1">I KNOW I COMPLETELY FUCKED UP WITH YOU. THIS ISN'T, UH... OK. I'M NOT LIKE TRYING TO REDEEM MYSELF HERE. I MADE MY RECUPERACOON AND NOW I HAVE TO WRIGGLE AROUND IN ITS SLIME. I TOTALLY ACCEPT THAT. BUT AS YOUR FRIEND I REALLY DON'T WANT YOU TO START FEELING BAD ABOUT YOURSELF BECAUSE OF ONE OF THESE SHALLOW, TWO DIMENSIONAL DIPSHITS. BUT I TOTALLY CONCEDE THAT YOU MADE YOUR CHOICE ABOUT ME, AND I RESPECT YOUR DECISION. I JUST WANT YOU TO BE HAPPY IS ALL.</text:p>
      <text:p text:style-name="P1">OK, I'M PROBABLY JUST STICKING MY FOOT IN MY FUCKING TALK BLASTER YET AGAIN, AND I'M PROBABLY MAKING YOU UNCOMFORTABLE. I GUESS <text:soft-page-break/>I'LL GO BACK TO MY ROOM NOW. I HOPE YOU TAKE AT LEAST SOME OF WHAT I SAID SERIOUSLY THOUGH.</text:p>
      <text:p text:style-name="P1">UM. YEAH. OK, BYE.</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6" meta:paragraph-count="83" meta:word-count="1568" meta:character-count="8377"/>
    <meta:generator>OpenOffice/4.1.2$Win32 OpenOffice.org_project/412m3$Build-9782</meta:generator>
  </office:meta>
</office:document-meta>
</file>